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prénom ,</text:p>
      <text:p text:style-name="P1">noregion </text:p>
      <text:p text:style-name="P1">FROM employe </text:p>
      <text:p text:style-name="P1">INNER JOIN dept </text:p>
      <text:p text:style-name="P1">ON employe.nodep = dept.nodept ;</text:p>
      <text:p text:style-name="P1"/>
      <text:p text:style-name="P1"/>
      <text:p text:style-name="P1">SELECT nodep AS "n°département" ,</text:p>
      <text:p text:style-name="P1">d.nom AS "département",</text:p>
      <text:p text:style-name="P1">e.nom AS "employés"</text:p>
      <text:p text:style-name="P1">FROM employe </text:p>
      <text:p text:style-name="P1">INNER JOIN dept </text:p>
      <text:p text:style-name="P1">ON dept.nodept = employe.nodep </text:p>
      <text:p text:style-name="P1">ORDER BY nodep ASC ; </text:p>
      <text:p text:style-name="P1"/>
      <text:p text:style-name="P1"/>
      <text:p text:style-name="P1">SELECT </text:p>
      <text:p text:style-name="P1">employe.nom AS "nom employe" ,</text:p>
      <text:p text:style-name="P1">employe.salaire AS "salaire employe",</text:p>
      <text:p text:style-name="P1">chef.salaire AS "chef salaire",</text:p>
      <text:p text:style-name="P1">chef.nom AS "chef nom" </text:p>
      <text:p text:style-name="P1">FROM employe</text:p>
      <text:p text:style-name="P1">LEFT JOIN employe chef ON employe.nosup = chef.noemp </text:p>
      <text:p text:style-name="P1">WHERE employe.salaire &gt; chef.salaire;</text:p>
      <text:p text:style-name="P1"/>
      <text:p text:style-name="P1"/>
      <text:p text:style-name="P1">SELECT </text:p>
      <text:p text:style-name="P1">e.nom AS "nom employe" ,</text:p>
      <text:p text:style-name="P1">e.salaire AS "salaire employe",</text:p>
      <text:p text:style-name="P1">chef.salaire AS "chef salaire",</text:p>
      <text:p text:style-name="P1">chef.nom AS "chef nom" </text:p>
      <text:p text:style-name="P1">FROM employe e</text:p>
      <text:p text:style-name="P1">LEFT JOIN employe chef ON e.nosup = chef.noemp </text:p>
      <text:p text:style-name="P1">WHERE e.salaire &gt; chef.salaire;</text:p>
      <text:p text:style-name="P1">SELECT ex.cat,</text:p>
      <text:p text:style-name="P1">ex.stock <text:s/></text:p>
      <text:p text:style-name="P1"><text:s text:c="2"/></text:p>
      <text:p text:style-name="P1"><text:soft-page-break/>FROM(SELECT count(plat.active) AS stock <text:s/>,</text:p>
      <text:p text:style-name="P1"><text:s text:c="5"/>categorie.libelle AS cat</text:p>
      <text:p text:style-name="P1"><text:s text:c="5"/>FROM plat</text:p>
      <text:p text:style-name="P1"><text:s text:c="5"/>INNER JOIN <text:s/>categorie ON plat.id_categorie = categorie.id</text:p>
      <text:p text:style-name="P1"><text:s text:c="4"/>WHERE plat.active= 'Yes'</text:p>
      <text:p text:style-name="P1"><text:s text:c="4"/>GROUP BY categorie.libelle) AS ex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5:02:01.532343707</meta:creation-date>
    <dc:date>2023-12-13T16:57:07.943626019</dc:date>
    <meta:editing-duration>PT20H5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32" meta:character-count="918" meta:non-whitespace-character-count="780"/>
  </office:meta>
</office:document-meta>
</file>